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svg:stroke-width="1mm" svg:stroke-color="#ff0000" draw:textarea-horizontal-align="center" draw:textarea-vertical-align="middle" fo:padding-top="0.5mm" fo:padding-bottom="0.5mm" fo:padding-left="0.5mm" fo:padding-right="0.5mm"/>
    </style:style>
    <style:style style:name="gr3" style:family="graphic">
      <style:graphic-properties svg:stroke-width="1mm" svg:stroke-color="#00803f" draw:textarea-horizontal-align="center" draw:textarea-vertical-align="middle" fo:padding-top="0.5mm" fo:padding-bottom="0.5mm" fo:padding-left="0.5mm" fo:padding-right="0.5mm"/>
    </style:style>
    <style:style style:name="gr4" style:family="graphic">
      <style:graphic-properties svg:stroke-width="1mm" svg:stroke-color="#0000ff" draw:textarea-horizontal-align="center" draw:textarea-vertical-align="middle" fo:padding-top="0.5mm" fo:padding-bottom="0.5mm" fo:padding-left="0.5mm" fo:padding-right="0.5mm"/>
    </style:style>
    <style:style style:name="gr5" style:family="graphic">
      <style:graphic-properties svg:stroke-width="1mm" svg:stroke-color="#000000" draw:textarea-horizontal-align="center" draw:textarea-vertical-align="middle" fo:padding-top="0.5mm" fo:padding-bottom="0.5mm" fo:padding-left="0.5mm" fo:padding-right="0.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201.27mm" svg:height="110.5mm" svg:x="1.1mm" svg:y="303.33mm">
            <loext:p draw:notify-on-update-of-ranges="Foglio1.A53:Foglio1.A66 Foglio1.B53:Foglio1.B6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1.55mm" svg:height="110.5mm" svg:x="203.75mm" svg:y="303.6mm">
            <loext:p draw:notify-on-update-of-ranges="Foglio1.D53:Foglio1.D66 Foglio1.E53:Foglio1.E6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line draw:z-index="2" draw:style-name="gr2" draw:text-style-name="P2" svg:x1="42.95mm" svg:y1="383.56mm" svg:x2="43.23mm" svg:y2="325.66mm">
            <text:p/>
          </draw:line>
          <draw:line draw:z-index="3" draw:style-name="gr2" draw:text-style-name="P2" svg:x1="233.22mm" svg:y1="383.55mm" svg:x2="233.5mm" svg:y2="325.65mm">
            <text:p/>
          </draw:line>
          <draw:line draw:z-index="4" draw:style-name="gr3" draw:text-style-name="P2" svg:x1="68.29mm" svg:y1="383.28mm" svg:x2="68.57mm" svg:y2="325.38mm">
            <text:p/>
          </draw:line>
          <draw:line draw:z-index="5" draw:style-name="gr4" draw:text-style-name="P2" svg:x1="55.89mm" svg:y1="383.28mm" svg:x2="56.17mm" svg:y2="325.38mm">
            <text:p/>
          </draw:line>
          <draw:line draw:z-index="6" draw:style-name="gr3" draw:text-style-name="P2" svg:x1="271.21mm" svg:y1="384.08mm" svg:x2="271.49mm" svg:y2="326.18mm">
            <text:p/>
          </draw:line>
          <draw:line draw:z-index="7" draw:style-name="gr4" draw:text-style-name="P2" svg:x1="258.55mm" svg:y1="383.82mm" svg:x2="258.83mm" svg:y2="325.92mm">
            <text:p/>
          </draw:line>
          <draw:line draw:z-index="8" draw:style-name="gr5" draw:text-style-name="P2" svg:x1="169.88mm" svg:y1="383.55mm" svg:x2="170.16mm" svg:y2="325.65mm">
            <text:p/>
          </draw:line>
          <draw:line draw:z-index="9" draw:style-name="gr5" draw:text-style-name="P2" svg:x1="360.15mm" svg:y1="383.81mm" svg:x2="360.43mm" svg:y2="325.91mm">
            <text:p/>
          </draw:lin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k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w1</text:p>
          </table:table-cell>
          <table:table-cell office:value-type="string" calcext:value-type="string">
            <text:p>get</text:p>
          </table:table-cell>
          <table:table-cell table:number-columns-repeated="2"/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mw2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set</text:p>
          </table:table-cell>
          <table:table-cell table:number-columns-repeated="2"/>
          <table:table-cell office:value-type="string" calcext:value-type="string">
            <text:p>mw1 + mw2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set</text:p>
          </table:table-cell>
          <table:table-cell/>
        </table:table-row>
        <table:table-row table:style-name="ro1">
          <table:table-cell office:value-type="float" office:value="0.806266666666667" calcext:value-type="float">
            <text:p>0.806266666666667</text:p>
          </table:table-cell>
          <table:table-cell table:number-columns-repeated="2"/>
          <table:table-cell office:value-type="float" office:value="0.729733333333333" calcext:value-type="float">
            <text:p>0.729733333333333</text:p>
          </table:table-cell>
          <table:table-cell table:number-columns-repeated="2"/>
          <table:table-cell office:value-type="string" calcext:value-type="string">
            <text:p>0 – 1</text:p>
          </table:table-cell>
          <table:table-cell office:value-type="float" office:value="3.90362266091333" calcext:value-type="float">
            <text:p>3.90362266091333</text:p>
          </table:table-cell>
          <table:table-cell/>
          <table:table-cell office:value-type="float" office:value="0.9816" calcext:value-type="float">
            <text:p>0.9816</text:p>
          </table:table-cell>
          <table:table-cell table:number-columns-repeated="2"/>
          <table:table-cell office:value-type="float" office:value="0.995933333333333" calcext:value-type="float">
            <text:p>0.995933333333333</text:p>
          </table:table-cell>
          <table:table-cell table:number-columns-repeated="2"/>
          <table:table-cell office:value-type="float" office:value="0.855666666666667" calcext:value-type="float">
            <text:p>0.855666666666667</text:p>
          </table:table-cell>
          <table:table-cell/>
        </table:table-row>
        <table:table-row table:style-name="ro1">
          <table:table-cell office:value-type="string" calcext:value-type="string">
            <text:p>0 – 1</text:p>
          </table:table-cell>
          <table:table-cell office:value-type="float" office:value="35.8293250503333" calcext:value-type="float">
            <text:p>35.8293250503333</text:p>
          </table:table-cell>
          <table:table-cell/>
          <table:table-cell office:value-type="string" calcext:value-type="string">
            <text:p>0 – 1</text:p>
          </table:table-cell>
          <table:table-cell office:value-type="float" office:value="39.6078088315" calcext:value-type="float">
            <text:p>39.6078088315</text:p>
          </table:table-cell>
          <table:table-cell/>
          <table:table-cell office:value-type="float" office:value="1.1856" calcext:value-type="float">
            <text:p>1.1856</text:p>
          </table:table-cell>
          <table:table-cell table:number-columns-repeated="2"/>
          <table:table-cell office:value-type="string" calcext:value-type="string">
            <text:p>0 – 1</text:p>
          </table:table-cell>
          <table:table-cell office:value-type="float" office:value="25.9946597665667" calcext:value-type="float">
            <text:p>25.9946597665667</text:p>
          </table:table-cell>
          <table:table-cell/>
          <table:table-cell office:value-type="string" calcext:value-type="string">
            <text:p>0 – 1</text:p>
          </table:table-cell>
          <table:table-cell table:formula="of:=AVERAGE([.B4];[.L3])" office:value-type="float" office:value="35.8293250503333" calcext:value-type="float">
            <text:p>35.8293250503333</text:p>
          </table:table-cell>
          <table:table-cell/>
          <table:table-cell office:value-type="string" calcext:value-type="string">
            <text:p>0 – 1</text:p>
          </table:table-cell>
          <table:table-cell table:formula="of:=AVERAGE([.B4];[.J3])" office:value-type="float" office:value="18.4054625251667" calcext:value-type="float">
            <text:p>18.4054625251667</text:p>
          </table:table-cell>
        </table:table-row>
        <table:table-row table:style-name="ro1">
          <table:table-cell office:value-type="float" office:value="1.07283333333333" calcext:value-type="float">
            <text:p>1.07283333333333</text:p>
          </table:table-cell>
          <table:table-cell table:number-columns-repeated="2"/>
          <table:table-cell office:value-type="float" office:value="1.0019" calcext:value-type="float">
            <text:p>1.0019</text:p>
          </table:table-cell>
          <table:table-cell table:number-columns-repeated="2"/>
          <table:table-cell office:value-type="float" office:value="1.39336666666667" calcext:value-type="float">
            <text:p>1.39336666666667</text:p>
          </table:table-cell>
          <table:table-cell table:number-columns-repeated="2"/>
          <table:table-cell office:value-type="float" office:value="1.19296666666667" calcext:value-type="float">
            <text:p>1.19296666666667</text:p>
          </table:table-cell>
          <table:table-cell table:number-columns-repeated="2"/>
          <table:table-cell office:value-type="float" office:value="1.2331" calcext:value-type="float">
            <text:p>1.2331</text:p>
          </table:table-cell>
          <table:table-cell table:number-columns-repeated="2"/>
          <table:table-cell office:value-type="float" office:value="1.09743333333333" calcext:value-type="float">
            <text:p>1.09743333333333</text:p>
          </table:table-cell>
          <table:table-cell/>
        </table:table-row>
        <table:table-row table:style-name="ro1">
          <table:table-cell office:value-type="float" office:value="1.6965" calcext:value-type="float">
            <text:p>1.6965</text:p>
          </table:table-cell>
          <table:table-cell table:number-columns-repeated="2"/>
          <table:table-cell office:value-type="float" office:value="1.59053333333333" calcext:value-type="float">
            <text:p>1.59053333333333</text:p>
          </table:table-cell>
          <table:table-cell table:number-columns-repeated="2"/>
          <table:table-cell office:value-type="float" office:value="1.80286666666667" calcext:value-type="float">
            <text:p>1.80286666666667</text:p>
          </table:table-cell>
          <table:table-cell table:number-columns-repeated="2"/>
          <table:table-cell office:value-type="float" office:value="1.60676666666667" calcext:value-type="float">
            <text:p>1.60676666666667</text:p>
          </table:table-cell>
          <table:table-cell table:number-columns-repeated="2"/>
          <table:table-cell office:value-type="float" office:value="1.74968333333333" calcext:value-type="float">
            <text:p>1.74968333333333</text:p>
          </table:table-cell>
          <table:table-cell table:number-columns-repeated="2"/>
          <table:table-cell office:value-type="float" office:value="1.59865" calcext:value-type="float">
            <text:p>1.59865</text:p>
          </table:table-cell>
          <table:table-cell/>
        </table:table-row>
        <table:table-row table:style-name="ro1">
          <table:table-cell office:value-type="string" calcext:value-type="string">
            <text:p>1 – 2</text:p>
          </table:table-cell>
          <table:table-cell office:value-type="float" office:value="40.1112913535333" calcext:value-type="float">
            <text:p>40.1112913535333</text:p>
          </table:table-cell>
          <table:table-cell/>
          <table:table-cell office:value-type="string" calcext:value-type="string">
            <text:p>1 – 2</text:p>
          </table:table-cell>
          <table:table-cell office:value-type="float" office:value="36.4643916703667" calcext:value-type="float">
            <text:p>36.4643916703667</text:p>
          </table:table-cell>
          <table:table-cell/>
          <table:table-cell office:value-type="string" calcext:value-type="string">
            <text:p>1 – 2</text:p>
          </table:table-cell>
          <table:table-cell office:value-type="float" office:value="75.8147718219333" calcext:value-type="float">
            <text:p>75.8147718219333</text:p>
          </table:table-cell>
          <table:table-cell/>
          <table:table-cell office:value-type="string" calcext:value-type="string">
            <text:p>1 – 2</text:p>
          </table:table-cell>
          <table:table-cell office:value-type="float" office:value="56.7584584333667" calcext:value-type="float">
            <text:p>56.7584584333667</text:p>
          </table:table-cell>
          <table:table-cell/>
          <table:table-cell office:value-type="string" calcext:value-type="string">
            <text:p>1 – 2</text:p>
          </table:table-cell>
          <table:table-cell table:formula="of:=AVERAGE([.B7];[.L4])" office:value-type="float" office:value="40.1112913535333" calcext:value-type="float">
            <text:p>40.1112913535333</text:p>
          </table:table-cell>
          <table:table-cell/>
          <table:table-cell office:value-type="string" calcext:value-type="string">
            <text:p>1 – 2</text:p>
          </table:table-cell>
          <table:table-cell table:formula="of:=AVERAGE([.B7];[.J4])" office:value-type="float" office:value="40.1112913535333" calcext:value-type="float">
            <text:p>40.1112913535333</text:p>
          </table:table-cell>
        </table:table-row>
        <table:table-row table:style-name="ro1">
          <table:table-cell office:value-type="string" calcext:value-type="string">
            <text:p>2 – 3</text:p>
          </table:table-cell>
          <table:table-cell office:value-type="float" office:value="6.24909981278333" calcext:value-type="float">
            <text:p>6.24909981278333</text:p>
          </table:table-cell>
          <table:table-cell/>
          <table:table-cell office:value-type="string" calcext:value-type="string">
            <text:p>2 – 3</text:p>
          </table:table-cell>
          <table:table-cell office:value-type="float" office:value="6.11396613169333" calcext:value-type="float">
            <text:p>6.11396613169333</text:p>
          </table:table-cell>
          <table:table-cell/>
          <table:table-cell office:value-type="string" calcext:value-type="string">
            <text:p>2 – 3</text:p>
          </table:table-cell>
          <table:table-cell office:value-type="float" office:value="8.02373124731333" calcext:value-type="float">
            <text:p>8.02373124731333</text:p>
          </table:table-cell>
          <table:table-cell/>
          <table:table-cell office:value-type="string" calcext:value-type="string">
            <text:p>2 – 3</text:p>
          </table:table-cell>
          <table:table-cell office:value-type="float" office:value="5.54176108888" calcext:value-type="float">
            <text:p>5.54176108888</text:p>
          </table:table-cell>
          <table:table-cell/>
          <table:table-cell office:value-type="string" calcext:value-type="string">
            <text:p>2 – 3</text:p>
          </table:table-cell>
          <table:table-cell table:formula="of:=AVERAGE([.B8];[.L5])" office:value-type="float" office:value="6.24909981278333" calcext:value-type="float">
            <text:p>6.24909981278333</text:p>
          </table:table-cell>
          <table:table-cell/>
          <table:table-cell office:value-type="string" calcext:value-type="string">
            <text:p>2 – 3</text:p>
          </table:table-cell>
          <table:table-cell table:formula="of:=AVERAGE([.B8];[.J5])" office:value-type="float" office:value="3.721033239725" calcext:value-type="float">
            <text:p>3.721033239725</text:p>
          </table:table-cell>
        </table:table-row>
        <table:table-row table:style-name="ro1">
          <table:table-cell office:value-type="string" calcext:value-type="string">
            <text:p>3 – 4</text:p>
          </table:table-cell>
          <table:table-cell office:value-type="float" office:value="3.76023042984667" calcext:value-type="float">
            <text:p>3.76023042984667</text:p>
          </table:table-cell>
          <table:table-cell/>
          <table:table-cell office:value-type="string" calcext:value-type="string">
            <text:p>3 – 4</text:p>
          </table:table-cell>
          <table:table-cell office:value-type="float" office:value="4.03223151976333" calcext:value-type="float">
            <text:p>4.03223151976333</text:p>
          </table:table-cell>
          <table:table-cell/>
          <table:table-cell office:value-type="string" calcext:value-type="string">
            <text:p>3 – 4</text:p>
          </table:table-cell>
          <table:table-cell office:value-type="float" office:value="3.11841080006667" calcext:value-type="float">
            <text:p>3.11841080006667</text:p>
          </table:table-cell>
          <table:table-cell/>
          <table:table-cell office:value-type="string" calcext:value-type="string">
            <text:p>3 – 4</text:p>
          </table:table-cell>
          <table:table-cell office:value-type="float" office:value="4.15647810845667" calcext:value-type="float">
            <text:p>4.15647810845667</text:p>
          </table:table-cell>
          <table:table-cell/>
          <table:table-cell office:value-type="string" calcext:value-type="string">
            <text:p>3 – 4</text:p>
          </table:table-cell>
          <table:table-cell table:formula="of:=AVERAGE([.B9];[.L6])" office:value-type="float" office:value="3.76023042984667" calcext:value-type="float">
            <text:p>3.76023042984667</text:p>
          </table:table-cell>
          <table:table-cell/>
          <table:table-cell office:value-type="string" calcext:value-type="string">
            <text:p>3 – 4</text:p>
          </table:table-cell>
          <table:table-cell table:formula="of:=AVERAGE([.B9];[.J6])" office:value-type="float" office:value="2.68349854825667" calcext:value-type="float">
            <text:p>2.68349854825667</text:p>
          </table:table-cell>
        </table:table-row>
        <table:table-row table:style-name="ro1">
          <table:table-cell office:value-type="string" calcext:value-type="string">
            <text:p>4 – 5</text:p>
          </table:table-cell>
          <table:table-cell office:value-type="float" office:value="4.31998751681" calcext:value-type="float">
            <text:p>4.31998751681</text:p>
          </table:table-cell>
          <table:table-cell/>
          <table:table-cell office:value-type="string" calcext:value-type="string">
            <text:p>4 – 5</text:p>
          </table:table-cell>
          <table:table-cell office:value-type="float" office:value="4.53161154315333" calcext:value-type="float">
            <text:p>4.53161154315333</text:p>
          </table:table-cell>
          <table:table-cell/>
          <table:table-cell office:value-type="string" calcext:value-type="string">
            <text:p>4 – 5</text:p>
          </table:table-cell>
          <table:table-cell office:value-type="float" office:value="5.55168899322" calcext:value-type="float">
            <text:p>5.55168899322</text:p>
          </table:table-cell>
          <table:table-cell/>
          <table:table-cell office:value-type="string" calcext:value-type="string">
            <text:p>4 – 5</text:p>
          </table:table-cell>
          <table:table-cell office:value-type="float" office:value="4.88002428097667" calcext:value-type="float">
            <text:p>4.88002428097667</text:p>
          </table:table-cell>
          <table:table-cell/>
          <table:table-cell office:value-type="string" calcext:value-type="string">
            <text:p>4 – 5</text:p>
          </table:table-cell>
          <table:table-cell table:formula="of:=AVERAGE([.B10];[.L7])" office:value-type="float" office:value="4.31998751681" calcext:value-type="float">
            <text:p>4.31998751681</text:p>
          </table:table-cell>
          <table:table-cell/>
          <table:table-cell office:value-type="string" calcext:value-type="string">
            <text:p>4 – 5</text:p>
          </table:table-cell>
          <table:table-cell table:formula="of:=AVERAGE([.B10];[.J7])" office:value-type="float" office:value="4.31998751681" calcext:value-type="float">
            <text:p>4.31998751681</text:p>
          </table:table-cell>
        </table:table-row>
        <table:table-row table:style-name="ro1">
          <table:table-cell office:value-type="string" calcext:value-type="string">
            <text:p>5 – 6</text:p>
          </table:table-cell>
          <table:table-cell office:value-type="float" office:value="4.14287165226667" calcext:value-type="float">
            <text:p>4.14287165226667</text:p>
          </table:table-cell>
          <table:table-cell/>
          <table:table-cell office:value-type="string" calcext:value-type="string">
            <text:p>5 – 6</text:p>
          </table:table-cell>
          <table:table-cell office:value-type="float" office:value="4.20685257307333" calcext:value-type="float">
            <text:p>4.20685257307333</text:p>
          </table:table-cell>
          <table:table-cell/>
          <table:table-cell office:value-type="string" calcext:value-type="string">
            <text:p>5 – 6</text:p>
          </table:table-cell>
          <table:table-cell office:value-type="float" office:value="2.0470194701" calcext:value-type="float">
            <text:p>2.0470194701</text:p>
          </table:table-cell>
          <table:table-cell/>
          <table:table-cell office:value-type="string" calcext:value-type="string">
            <text:p>5 – 6</text:p>
          </table:table-cell>
          <table:table-cell office:value-type="float" office:value="1.36174675872333" calcext:value-type="float">
            <text:p>1.36174675872333</text:p>
          </table:table-cell>
          <table:table-cell/>
          <table:table-cell office:value-type="string" calcext:value-type="string">
            <text:p>5 – 6</text:p>
          </table:table-cell>
          <table:table-cell table:formula="of:=AVERAGE([.B11];[.L8])" office:value-type="float" office:value="4.14287165226667" calcext:value-type="float">
            <text:p>4.14287165226667</text:p>
          </table:table-cell>
          <table:table-cell/>
          <table:table-cell office:value-type="string" calcext:value-type="string">
            <text:p>5 – 6</text:p>
          </table:table-cell>
          <table:table-cell table:formula="of:=AVERAGE([.B11];[.J8])" office:value-type="float" office:value="4.14287165226667" calcext:value-type="float">
            <text:p>4.14287165226667</text:p>
          </table:table-cell>
        </table:table-row>
        <table:table-row table:style-name="ro1">
          <table:table-cell office:value-type="string" calcext:value-type="string">
            <text:p>6 – 7</text:p>
          </table:table-cell>
          <table:table-cell office:value-type="float" office:value="2.82010759054667" calcext:value-type="float">
            <text:p>2.82010759054667</text:p>
          </table:table-cell>
          <table:table-cell/>
          <table:table-cell office:value-type="string" calcext:value-type="string">
            <text:p>6 – 7</text:p>
          </table:table-cell>
          <table:table-cell office:value-type="float" office:value="2.5324091303" calcext:value-type="float">
            <text:p>2.5324091303</text:p>
          </table:table-cell>
          <table:table-cell/>
          <table:table-cell office:value-type="float" office:value="6.88796666666667" calcext:value-type="float">
            <text:p>6.88796666666667</text:p>
          </table:table-cell>
          <table:table-cell table:number-columns-repeated="2"/>
          <table:table-cell office:value-type="float" office:value="6.50463333333333" calcext:value-type="float">
            <text:p>6.50463333333333</text:p>
          </table:table-cell>
          <table:table-cell table:number-columns-repeated="2"/>
          <table:table-cell office:value-type="string" calcext:value-type="string">
            <text:p>6 – 7</text:p>
          </table:table-cell>
          <table:table-cell table:formula="of:=AVERAGE([.B12];[.L9])" office:value-type="float" office:value="2.82010759054667" calcext:value-type="float">
            <text:p>2.82010759054667</text:p>
          </table:table-cell>
          <table:table-cell/>
          <table:table-cell office:value-type="string" calcext:value-type="string">
            <text:p>6 – 7</text:p>
          </table:table-cell>
          <table:table-cell table:formula="of:=AVERAGE([.B12];[.J9])" office:value-type="float" office:value="2.82010759054667" calcext:value-type="float">
            <text:p>2.82010759054667</text:p>
          </table:table-cell>
        </table:table-row>
        <table:table-row table:style-name="ro1">
          <table:table-cell office:value-type="string" calcext:value-type="string">
            <text:p>7 – 8</text:p>
          </table:table-cell>
          <table:table-cell office:value-type="float" office:value="1.19044919917" calcext:value-type="float">
            <text:p>1.19044919917</text:p>
          </table:table-cell>
          <table:table-cell/>
          <table:table-cell office:value-type="string" calcext:value-type="string">
            <text:p>7 – 8</text:p>
          </table:table-cell>
          <table:table-cell office:value-type="float" office:value="1.09823613695" calcext:value-type="float">
            <text:p>1.09823613695</text:p>
          </table:table-cell>
          <table:table-cell/>
          <table:table-cell office:value-type="string" calcext:value-type="string">
            <text:p>6 – 7</text:p>
          </table:table-cell>
          <table:table-cell office:value-type="float" office:value="0.576849706828" calcext:value-type="float">
            <text:p>0.576849706828</text:p>
          </table:table-cell>
          <table:table-cell/>
          <table:table-cell office:value-type="string" calcext:value-type="string">
            <text:p>6 – 7</text:p>
          </table:table-cell>
          <table:table-cell office:value-type="float" office:value="0.489702656972" calcext:value-type="float">
            <text:p>0.489702656972</text:p>
          </table:table-cell>
          <table:table-cell/>
          <table:table-cell office:value-type="float" office:value="7.90628333333333" calcext:value-type="float">
            <text:p>7.90628333333333</text:p>
          </table:table-cell>
          <table:table-cell table:number-columns-repeated="2"/>
          <table:table-cell office:value-type="float" office:value="7.42853333333333" calcext:value-type="float">
            <text:p>7.42853333333333</text:p>
          </table:table-cell>
          <table:table-cell/>
        </table:table-row>
        <table:table-row table:style-name="ro1">
          <table:table-cell office:value-type="float" office:value="8.9246" calcext:value-type="float">
            <text:p>8.9246</text:p>
          </table:table-cell>
          <table:table-cell table:number-columns-repeated="2"/>
          <table:table-cell office:value-type="float" office:value="8.35243333333334" calcext:value-type="float">
            <text:p>8.35243333333334</text:p>
          </table:table-cell>
          <table:table-cell table:number-columns-repeated="2"/>
          <table:table-cell office:value-type="string" calcext:value-type="string">
            <text:p>7 – 8</text:p>
          </table:table-cell>
          <table:table-cell office:value-type="float" office:value="0.281186696412667" calcext:value-type="float">
            <text:p>0.281186696412667</text:p>
          </table:table-cell>
          <table:table-cell/>
          <table:table-cell office:value-type="string" calcext:value-type="string">
            <text:p>7 – 8</text:p>
          </table:table-cell>
          <table:table-cell office:value-type="float" office:value="0.277877791332" calcext:value-type="float">
            <text:p>0.277877791332</text:p>
          </table:table-cell>
          <table:table-cell/>
          <table:table-cell office:value-type="string" calcext:value-type="string">
            <text:p>7 – 8</text:p>
          </table:table-cell>
          <table:table-cell table:formula="of:=AVERAGE([.B13];[.L10])" office:value-type="float" office:value="1.19044919917" calcext:value-type="float">
            <text:p>1.19044919917</text:p>
          </table:table-cell>
          <table:table-cell/>
          <table:table-cell office:value-type="string" calcext:value-type="string">
            <text:p>7 – 8</text:p>
          </table:table-cell>
          <table:table-cell table:formula="of:=AVERAGE([.B13];[.J10])" office:value-type="float" office:value="1.19044919917" calcext:value-type="float">
            <text:p>1.19044919917</text:p>
          </table:table-cell>
        </table:table-row>
        <table:table-row table:style-name="ro1">
          <table:table-cell office:value-type="string" calcext:value-type="string">
            <text:p>8 – 9</text:p>
          </table:table-cell>
          <table:table-cell office:value-type="float" office:value="0.477950737980667" calcext:value-type="float">
            <text:p>0.477950737980667</text:p>
          </table:table-cell>
          <table:table-cell/>
          <table:table-cell office:value-type="string" calcext:value-type="string">
            <text:p>8 – 9</text:p>
          </table:table-cell>
          <table:table-cell office:value-type="float" office:value="0.427039871637" calcext:value-type="float">
            <text:p>0.427039871637</text:p>
          </table:table-cell>
          <table:table-cell/>
          <table:table-cell office:value-type="string" calcext:value-type="string">
            <text:p>8 – 9</text:p>
          </table:table-cell>
          <table:table-cell office:value-type="float" office:value="0.204511957158" calcext:value-type="float">
            <text:p>0.204511957158</text:p>
          </table:table-cell>
          <table:table-cell/>
          <table:table-cell office:value-type="string" calcext:value-type="string">
            <text:p>8 – 9</text:p>
          </table:table-cell>
          <table:table-cell office:value-type="float" office:value="0.183046634223667" calcext:value-type="float">
            <text:p>0.183046634223667</text:p>
          </table:table-cell>
          <table:table-cell/>
          <table:table-cell office:value-type="string" calcext:value-type="string">
            <text:p>8 – 9</text:p>
          </table:table-cell>
          <table:table-cell table:formula="of:=AVERAGE([.B15];[.L11])" office:value-type="float" office:value="0.477950737980667" calcext:value-type="float">
            <text:p>0.477950737980667</text:p>
          </table:table-cell>
          <table:table-cell/>
          <table:table-cell office:value-type="string" calcext:value-type="string">
            <text:p>8 – 9</text:p>
          </table:table-cell>
          <table:table-cell table:formula="of:=AVERAGE([.B15];[.J11])" office:value-type="float" office:value="0.477950737980667" calcext:value-type="float">
            <text:p>0.477950737980667</text:p>
          </table:table-cell>
        </table:table-row>
        <table:table-row table:style-name="ro1">
          <table:table-cell office:value-type="string" calcext:value-type="string">
            <text:p>&gt; 9</text:p>
          </table:table-cell>
          <table:table-cell office:value-type="float" office:value="1.09868665675567" calcext:value-type="float">
            <text:p>1.09868665675567</text:p>
          </table:table-cell>
          <table:table-cell/>
          <table:table-cell office:value-type="string" calcext:value-type="string">
            <text:p>&gt; 9</text:p>
          </table:table-cell>
          <table:table-cell office:value-type="float" office:value="0.985452591572333" calcext:value-type="float">
            <text:p>0.985452591572333</text:p>
          </table:table-cell>
          <table:table-cell/>
          <table:table-cell office:value-type="string" calcext:value-type="string">
            <text:p>&gt; 9</text:p>
          </table:table-cell>
          <table:table-cell office:value-type="float" office:value="0.478206646073" calcext:value-type="float">
            <text:p>0.478206646073</text:p>
          </table:table-cell>
          <table:table-cell/>
          <table:table-cell office:value-type="string" calcext:value-type="string">
            <text:p>&gt; 9</text:p>
          </table:table-cell>
          <table:table-cell office:value-type="float" office:value="0.356244480503667" calcext:value-type="float">
            <text:p>0.356244480503667</text:p>
          </table:table-cell>
          <table:table-cell/>
          <table:table-cell office:value-type="string" calcext:value-type="string">
            <text:p>&gt; 9</text:p>
          </table:table-cell>
          <table:table-cell table:formula="of:=AVERAGE([.B16];[.L12])" office:value-type="float" office:value="1.09868665675567" calcext:value-type="float">
            <text:p>1.09868665675567</text:p>
          </table:table-cell>
          <table:table-cell/>
          <table:table-cell office:value-type="string" calcext:value-type="string">
            <text:p>&gt; 9</text:p>
          </table:table-cell>
          <table:table-cell table:formula="of:=AVERAGE([.B16];[.J12])" office:value-type="float" office:value="3.8016599950445" calcext:value-type="float">
            <text:p>3.8016599950445</text:p>
          </table:table-cell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0 – 1</text:p>
          </table:table-cell>
          <table:table-cell office:value-type="float" office:value="35.8293250503333" calcext:value-type="float">
            <text:p>35.8293250503333</text:p>
          </table:table-cell>
          <table:table-cell office:value-type="float" office:value="39.6078088315" calcext:value-type="float">
            <text:p>39.6078088315</text:p>
          </table:table-cell>
          <table:table-cell table:number-columns-repeated="2"/>
          <table:table-cell office:value-type="string" calcext:value-type="string">
            <text:p>0 – 1</text:p>
          </table:table-cell>
          <table:table-cell office:value-type="float" office:value="3.90362266091333" calcext:value-type="float">
            <text:p>3.90362266091333</text:p>
          </table:table-cell>
          <table:table-cell office:value-type="float" office:value="25.9946597665667" calcext:value-type="float">
            <text:p>25.9946597665667</text:p>
          </table:table-cell>
          <table:table-cell table:number-columns-repeated="2"/>
          <table:table-cell office:value-type="string" calcext:value-type="string">
            <text:p>0 – 1</text:p>
          </table:table-cell>
          <table:table-cell office:value-type="float" office:value="35.8293250503333" calcext:value-type="float">
            <text:p>35.8293250503333</text:p>
          </table:table-cell>
          <table:table-cell office:value-type="float" office:value="18.4054625251667" calcext:value-type="float">
            <text:p>18.4054625251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– 2</text:p>
          </table:table-cell>
          <table:table-cell office:value-type="float" office:value="40.1112913535333" calcext:value-type="float">
            <text:p>40.1112913535333</text:p>
          </table:table-cell>
          <table:table-cell office:value-type="float" office:value="36.4643916703667" calcext:value-type="float">
            <text:p>36.4643916703667</text:p>
          </table:table-cell>
          <table:table-cell table:number-columns-repeated="2"/>
          <table:table-cell office:value-type="string" calcext:value-type="string">
            <text:p>1 – 2</text:p>
          </table:table-cell>
          <table:table-cell office:value-type="float" office:value="75.8147718219333" calcext:value-type="float">
            <text:p>75.8147718219333</text:p>
          </table:table-cell>
          <table:table-cell office:value-type="float" office:value="56.7584584333667" calcext:value-type="float">
            <text:p>56.7584584333667</text:p>
          </table:table-cell>
          <table:table-cell table:number-columns-repeated="2"/>
          <table:table-cell office:value-type="string" calcext:value-type="string">
            <text:p>1 – 2</text:p>
          </table:table-cell>
          <table:table-cell table:number-columns-repeated="2" office:value-type="float" office:value="40.1112913535333" calcext:value-type="float">
            <text:p>40.1112913535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– 3</text:p>
          </table:table-cell>
          <table:table-cell office:value-type="float" office:value="6.24909981278333" calcext:value-type="float">
            <text:p>6.24909981278333</text:p>
          </table:table-cell>
          <table:table-cell office:value-type="float" office:value="6.11396613169333" calcext:value-type="float">
            <text:p>6.11396613169333</text:p>
          </table:table-cell>
          <table:table-cell table:number-columns-repeated="2"/>
          <table:table-cell office:value-type="string" calcext:value-type="string">
            <text:p>2 – 3</text:p>
          </table:table-cell>
          <table:table-cell office:value-type="float" office:value="8.02373124731333" calcext:value-type="float">
            <text:p>8.02373124731333</text:p>
          </table:table-cell>
          <table:table-cell office:value-type="float" office:value="5.54176108888" calcext:value-type="float">
            <text:p>5.54176108888</text:p>
          </table:table-cell>
          <table:table-cell table:number-columns-repeated="2"/>
          <table:table-cell office:value-type="string" calcext:value-type="string">
            <text:p>2 – 3</text:p>
          </table:table-cell>
          <table:table-cell office:value-type="float" office:value="6.24909981278333" calcext:value-type="float">
            <text:p>6.24909981278333</text:p>
          </table:table-cell>
          <table:table-cell office:value-type="float" office:value="3.721033239725" calcext:value-type="float">
            <text:p>3.7210332397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– 4</text:p>
          </table:table-cell>
          <table:table-cell office:value-type="float" office:value="3.76023042984667" calcext:value-type="float">
            <text:p>3.76023042984667</text:p>
          </table:table-cell>
          <table:table-cell office:value-type="float" office:value="4.03223151976333" calcext:value-type="float">
            <text:p>4.03223151976333</text:p>
          </table:table-cell>
          <table:table-cell table:number-columns-repeated="2"/>
          <table:table-cell office:value-type="string" calcext:value-type="string">
            <text:p>3 – 4</text:p>
          </table:table-cell>
          <table:table-cell office:value-type="float" office:value="3.11841080006667" calcext:value-type="float">
            <text:p>3.11841080006667</text:p>
          </table:table-cell>
          <table:table-cell office:value-type="float" office:value="4.15647810845667" calcext:value-type="float">
            <text:p>4.15647810845667</text:p>
          </table:table-cell>
          <table:table-cell table:number-columns-repeated="2"/>
          <table:table-cell office:value-type="string" calcext:value-type="string">
            <text:p>3 – 4</text:p>
          </table:table-cell>
          <table:table-cell office:value-type="float" office:value="3.76023042984667" calcext:value-type="float">
            <text:p>3.76023042984667</text:p>
          </table:table-cell>
          <table:table-cell office:value-type="float" office:value="2.68349854825667" calcext:value-type="float">
            <text:p>2.68349854825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– 5</text:p>
          </table:table-cell>
          <table:table-cell office:value-type="float" office:value="4.31998751681" calcext:value-type="float">
            <text:p>4.31998751681</text:p>
          </table:table-cell>
          <table:table-cell office:value-type="float" office:value="4.53161154315333" calcext:value-type="float">
            <text:p>4.53161154315333</text:p>
          </table:table-cell>
          <table:table-cell table:number-columns-repeated="2"/>
          <table:table-cell office:value-type="string" calcext:value-type="string">
            <text:p>4 – 5</text:p>
          </table:table-cell>
          <table:table-cell office:value-type="float" office:value="5.55168899322" calcext:value-type="float">
            <text:p>5.55168899322</text:p>
          </table:table-cell>
          <table:table-cell office:value-type="float" office:value="4.88002428097667" calcext:value-type="float">
            <text:p>4.88002428097667</text:p>
          </table:table-cell>
          <table:table-cell table:number-columns-repeated="2"/>
          <table:table-cell office:value-type="string" calcext:value-type="string">
            <text:p>4 – 5</text:p>
          </table:table-cell>
          <table:table-cell table:number-columns-repeated="2" office:value-type="float" office:value="4.31998751681" calcext:value-type="float">
            <text:p>4.319987516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– 6</text:p>
          </table:table-cell>
          <table:table-cell office:value-type="float" office:value="4.14287165226667" calcext:value-type="float">
            <text:p>4.14287165226667</text:p>
          </table:table-cell>
          <table:table-cell office:value-type="float" office:value="4.20685257307333" calcext:value-type="float">
            <text:p>4.20685257307333</text:p>
          </table:table-cell>
          <table:table-cell table:number-columns-repeated="2"/>
          <table:table-cell office:value-type="string" calcext:value-type="string">
            <text:p>5 – 6</text:p>
          </table:table-cell>
          <table:table-cell office:value-type="float" office:value="2.0470194701" calcext:value-type="float">
            <text:p>2.0470194701</text:p>
          </table:table-cell>
          <table:table-cell office:value-type="float" office:value="1.36174675872333" calcext:value-type="float">
            <text:p>1.36174675872333</text:p>
          </table:table-cell>
          <table:table-cell table:number-columns-repeated="2"/>
          <table:table-cell office:value-type="string" calcext:value-type="string">
            <text:p>5 – 6</text:p>
          </table:table-cell>
          <table:table-cell table:number-columns-repeated="2" office:value-type="float" office:value="4.14287165226667" calcext:value-type="float">
            <text:p>4.1428716522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– 7</text:p>
          </table:table-cell>
          <table:table-cell office:value-type="float" office:value="2.82010759054667" calcext:value-type="float">
            <text:p>2.82010759054667</text:p>
          </table:table-cell>
          <table:table-cell office:value-type="float" office:value="2.5324091303" calcext:value-type="float">
            <text:p>2.5324091303</text:p>
          </table:table-cell>
          <table:table-cell table:number-columns-repeated="2"/>
          <table:table-cell office:value-type="string" calcext:value-type="string">
            <text:p>6 – 7</text:p>
          </table:table-cell>
          <table:table-cell office:value-type="float" office:value="0.576849706828" calcext:value-type="float">
            <text:p>0.576849706828</text:p>
          </table:table-cell>
          <table:table-cell office:value-type="float" office:value="0.489702656972" calcext:value-type="float">
            <text:p>0.489702656972</text:p>
          </table:table-cell>
          <table:table-cell table:number-columns-repeated="2"/>
          <table:table-cell office:value-type="string" calcext:value-type="string">
            <text:p>6 – 7</text:p>
          </table:table-cell>
          <table:table-cell table:number-columns-repeated="2" office:value-type="float" office:value="2.82010759054667" calcext:value-type="float">
            <text:p>2.82010759054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– 8</text:p>
          </table:table-cell>
          <table:table-cell office:value-type="float" office:value="1.19044919917" calcext:value-type="float">
            <text:p>1.19044919917</text:p>
          </table:table-cell>
          <table:table-cell office:value-type="float" office:value="1.09823613695" calcext:value-type="float">
            <text:p>1.09823613695</text:p>
          </table:table-cell>
          <table:table-cell table:number-columns-repeated="2"/>
          <table:table-cell office:value-type="string" calcext:value-type="string">
            <text:p>7 – 8</text:p>
          </table:table-cell>
          <table:table-cell office:value-type="float" office:value="0.281186696412667" calcext:value-type="float">
            <text:p>0.281186696412667</text:p>
          </table:table-cell>
          <table:table-cell office:value-type="float" office:value="0.277877791332" calcext:value-type="float">
            <text:p>0.277877791332</text:p>
          </table:table-cell>
          <table:table-cell table:number-columns-repeated="2"/>
          <table:table-cell office:value-type="string" calcext:value-type="string">
            <text:p>7 – 8</text:p>
          </table:table-cell>
          <table:table-cell table:number-columns-repeated="2" office:value-type="float" office:value="1.19044919917" calcext:value-type="float">
            <text:p>1.190449199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 – 9</text:p>
          </table:table-cell>
          <table:table-cell office:value-type="float" office:value="0.477950737980667" calcext:value-type="float">
            <text:p>0.477950737980667</text:p>
          </table:table-cell>
          <table:table-cell office:value-type="float" office:value="0.427039871637" calcext:value-type="float">
            <text:p>0.427039871637</text:p>
          </table:table-cell>
          <table:table-cell table:number-columns-repeated="2"/>
          <table:table-cell office:value-type="string" calcext:value-type="string">
            <text:p>8 – 9</text:p>
          </table:table-cell>
          <table:table-cell office:value-type="float" office:value="0.204511957158" calcext:value-type="float">
            <text:p>0.204511957158</text:p>
          </table:table-cell>
          <table:table-cell office:value-type="float" office:value="0.183046634223667" calcext:value-type="float">
            <text:p>0.183046634223667</text:p>
          </table:table-cell>
          <table:table-cell table:number-columns-repeated="2"/>
          <table:table-cell office:value-type="string" calcext:value-type="string">
            <text:p>8 – 9</text:p>
          </table:table-cell>
          <table:table-cell table:number-columns-repeated="2" office:value-type="float" office:value="0.477950737980667" calcext:value-type="float">
            <text:p>0.477950737980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gt; 9</text:p>
          </table:table-cell>
          <table:table-cell office:value-type="float" office:value="1.09868665675567" calcext:value-type="float">
            <text:p>1.09868665675567</text:p>
          </table:table-cell>
          <table:table-cell office:value-type="float" office:value="0.985452591572333" calcext:value-type="float">
            <text:p>0.985452591572333</text:p>
          </table:table-cell>
          <table:table-cell table:number-columns-repeated="2"/>
          <table:table-cell office:value-type="string" calcext:value-type="string">
            <text:p>&gt; 9</text:p>
          </table:table-cell>
          <table:table-cell office:value-type="float" office:value="0.478206646073" calcext:value-type="float">
            <text:p>0.478206646073</text:p>
          </table:table-cell>
          <table:table-cell office:value-type="float" office:value="0.356244480503667" calcext:value-type="float">
            <text:p>0.356244480503667</text:p>
          </table:table-cell>
          <table:table-cell table:number-columns-repeated="2"/>
          <table:table-cell office:value-type="string" calcext:value-type="string">
            <text:p>&gt; 9</text:p>
          </table:table-cell>
          <table:table-cell office:value-type="float" office:value="1.09868665675567" calcext:value-type="float">
            <text:p>1.09868665675567</text:p>
          </table:table-cell>
          <table:table-cell office:value-type="float" office:value="3.8016599950445" calcext:value-type="float">
            <text:p>3.8016599950445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mw1</text:p>
          </table:table-cell>
          <table:table-cell table:number-columns-repeated="5"/>
          <table:table-cell office:value-type="string" calcext:value-type="string">
            <text:p>mw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set</text:p>
          </table:table-cell>
          <table:table-cell table:number-columns-repeated="3"/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s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– 0.91</text:p>
          </table:table-cell>
          <table:table-cell office:value-type="float" office:value="25.7708216387" calcext:value-type="float">
            <text:p>25.7708216387</text:p>
          </table:table-cell>
          <table:table-cell/>
          <table:table-cell office:value-type="string" calcext:value-type="string">
            <text:p>0 – 0.87</text:p>
          </table:table-cell>
          <table:table-cell office:value-type="float" office:value="25.5448068256667" calcext:value-type="float">
            <text:p>25.5448068256667</text:p>
          </table:table-cell>
          <table:table-cell/>
          <table:table-cell office:value-type="string" calcext:value-type="string">
            <text:p>0 – 1</text:p>
          </table:table-cell>
          <table:table-cell office:value-type="float" office:value="2.927716995685" calcext:value-type="float">
            <text:p>2.927716995685</text:p>
          </table:table-cell>
          <table:table-cell/>
          <table:table-cell office:value-type="string" calcext:value-type="string">
            <text:p>0 – 0.99</text:p>
          </table:table-cell>
          <table:table-cell office:value-type="float" office:value="24.6850743981333" calcext:value-type="float">
            <text:p>24.6850743981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91 – 1</text:p>
          </table:table-cell>
          <table:table-cell office:value-type="float" office:value="10.0585034115967" calcext:value-type="float">
            <text:p>10.0585034115967</text:p>
          </table:table-cell>
          <table:table-cell/>
          <table:table-cell office:value-type="string" calcext:value-type="string">
            <text:p>0.87 – 1</text:p>
          </table:table-cell>
          <table:table-cell office:value-type="float" office:value="14.0630020058" calcext:value-type="float">
            <text:p>14.0630020058</text:p>
          </table:table-cell>
          <table:table-cell/>
          <table:table-cell office:value-type="string" calcext:value-type="string">
            <text:p>1 – 1.18</text:p>
          </table:table-cell>
          <table:table-cell office:value-type="float" office:value="14.55673875515" calcext:value-type="float">
            <text:p>14.55673875515</text:p>
          </table:table-cell>
          <table:table-cell/>
          <table:table-cell office:value-type="string" calcext:value-type="string">
            <text:p>0.99 – 1</text:p>
          </table:table-cell>
          <table:table-cell office:value-type="float" office:value="1.38381473344333" calcext:value-type="float">
            <text:p>1.38381473344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– 1.17</text:p>
          </table:table-cell>
          <table:table-cell office:value-type="float" office:value="15.1496584175" calcext:value-type="float">
            <text:p>15.1496584175</text:p>
          </table:table-cell>
          <table:table-cell/>
          <table:table-cell office:value-type="string" calcext:value-type="string">
            <text:p>1 – 1.13</text:p>
          </table:table-cell>
          <table:table-cell office:value-type="float" office:value="10.9720715840333" calcext:value-type="float">
            <text:p>10.9720715840333</text:p>
          </table:table-cell>
          <table:table-cell/>
          <table:table-cell office:value-type="string" calcext:value-type="string">
            <text:p>1.18 – 1.39</text:p>
          </table:table-cell>
          <table:table-cell office:value-type="float" office:value="19.286783172025" calcext:value-type="float">
            <text:p>19.286783172025</text:p>
          </table:table-cell>
          <table:table-cell/>
          <table:table-cell office:value-type="string" calcext:value-type="string">
            <text:p>1 – 1.19</text:p>
          </table:table-cell>
          <table:table-cell office:value-type="float" office:value="22.8158358449" calcext:value-type="float">
            <text:p>22.8158358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17 – 1.92</text:p>
          </table:table-cell>
          <table:table-cell office:value-type="float" office:value="23.9844701716667" calcext:value-type="float">
            <text:p>23.9844701716667</text:p>
          </table:table-cell>
          <table:table-cell/>
          <table:table-cell office:value-type="string" calcext:value-type="string">
            <text:p>1.13 – 1.90</text:p>
          </table:table-cell>
          <table:table-cell office:value-type="float" office:value="24.3653306980667" calcext:value-type="float">
            <text:p>24.3653306980667</text:p>
          </table:table-cell>
          <table:table-cell/>
          <table:table-cell office:value-type="string" calcext:value-type="string">
            <text:p>1.39 – 1.80</text:p>
          </table:table-cell>
          <table:table-cell office:value-type="float" office:value="19.166461244625" calcext:value-type="float">
            <text:p>19.166461244625</text:p>
          </table:table-cell>
          <table:table-cell/>
          <table:table-cell office:value-type="string" calcext:value-type="string">
            <text:p>1.19 – 1.61</text:p>
          </table:table-cell>
          <table:table-cell office:value-type="float" office:value="25.7233683388667" calcext:value-type="float">
            <text:p>25.7233683388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92 – 2</text:p>
          </table:table-cell>
          <table:table-cell office:value-type="float" office:value="0.977162764333" calcext:value-type="float">
            <text:p>0.977162764333</text:p>
          </table:table-cell>
          <table:table-cell/>
          <table:table-cell office:value-type="string" calcext:value-type="string">
            <text:p>1.90 – 2</text:p>
          </table:table-cell>
          <table:table-cell office:value-type="float" office:value="1.12698938829333" calcext:value-type="float">
            <text:p>1.12698938829333</text:p>
          </table:table-cell>
          <table:table-cell/>
          <table:table-cell office:value-type="string" calcext:value-type="string">
            <text:p>1 – 2</text:p>
          </table:table-cell>
          <table:table-cell office:value-type="float" office:value="3.85109569468" calcext:value-type="float">
            <text:p>3.85109569468</text:p>
          </table:table-cell>
          <table:table-cell/>
          <table:table-cell office:value-type="string" calcext:value-type="string">
            <text:p>1.61 – 2</text:p>
          </table:table-cell>
          <table:table-cell office:value-type="float" office:value="8.18907800022" calcext:value-type="float">
            <text:p>8.189078000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– 3</text:p>
          </table:table-cell>
          <table:table-cell office:value-type="float" office:value="6.24909981278333" calcext:value-type="float">
            <text:p>6.24909981278333</text:p>
          </table:table-cell>
          <table:table-cell/>
          <table:table-cell office:value-type="string" calcext:value-type="string">
            <text:p>2 – 3</text:p>
          </table:table-cell>
          <table:table-cell office:value-type="float" office:value="6.11396613169333" calcext:value-type="float">
            <text:p>6.11396613169333</text:p>
          </table:table-cell>
          <table:table-cell/>
          <table:table-cell office:value-type="string" calcext:value-type="string">
            <text:p>2 – 3</text:p>
          </table:table-cell>
          <table:table-cell office:value-type="float" office:value="6.017798435485" calcext:value-type="float">
            <text:p>6.017798435485</text:p>
          </table:table-cell>
          <table:table-cell/>
          <table:table-cell office:value-type="string" calcext:value-type="string">
            <text:p>2 – 3</text:p>
          </table:table-cell>
          <table:table-cell office:value-type="float" office:value="5.51779115315333" calcext:value-type="float">
            <text:p>5.51779115315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– 4</text:p>
          </table:table-cell>
          <table:table-cell office:value-type="float" office:value="3.76023042984667" calcext:value-type="float">
            <text:p>3.76023042984667</text:p>
          </table:table-cell>
          <table:table-cell/>
          <table:table-cell office:value-type="string" calcext:value-type="string">
            <text:p>3 – 4</text:p>
          </table:table-cell>
          <table:table-cell office:value-type="float" office:value="4.03223151976333" calcext:value-type="float">
            <text:p>4.03223151976333</text:p>
          </table:table-cell>
          <table:table-cell/>
          <table:table-cell office:value-type="string" calcext:value-type="string">
            <text:p>3 – 4</text:p>
          </table:table-cell>
          <table:table-cell office:value-type="float" office:value="2.33880810005" calcext:value-type="float">
            <text:p>2.33880810005</text:p>
          </table:table-cell>
          <table:table-cell/>
          <table:table-cell office:value-type="string" calcext:value-type="string">
            <text:p>3 – 4</text:p>
          </table:table-cell>
          <table:table-cell office:value-type="float" office:value="4.16194470672" calcext:value-type="float">
            <text:p>4.161944706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– 5</text:p>
          </table:table-cell>
          <table:table-cell office:value-type="float" office:value="4.31998751681" calcext:value-type="float">
            <text:p>4.31998751681</text:p>
          </table:table-cell>
          <table:table-cell/>
          <table:table-cell office:value-type="string" calcext:value-type="string">
            <text:p>4 – 5</text:p>
          </table:table-cell>
          <table:table-cell office:value-type="float" office:value="4.53161154315333" calcext:value-type="float">
            <text:p>4.53161154315333</text:p>
          </table:table-cell>
          <table:table-cell/>
          <table:table-cell office:value-type="string" calcext:value-type="string">
            <text:p>4 – 5</text:p>
          </table:table-cell>
          <table:table-cell office:value-type="float" office:value="4.163766744915" calcext:value-type="float">
            <text:p>4.163766744915</text:p>
          </table:table-cell>
          <table:table-cell/>
          <table:table-cell office:value-type="string" calcext:value-type="string">
            <text:p>4 – 5</text:p>
          </table:table-cell>
          <table:table-cell office:value-type="float" office:value="4.80661459286667" calcext:value-type="float">
            <text:p>4.8066145928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– 6</text:p>
          </table:table-cell>
          <table:table-cell office:value-type="float" office:value="4.14287165226667" calcext:value-type="float">
            <text:p>4.14287165226667</text:p>
          </table:table-cell>
          <table:table-cell/>
          <table:table-cell office:value-type="string" calcext:value-type="string">
            <text:p>5 – 6</text:p>
          </table:table-cell>
          <table:table-cell office:value-type="float" office:value="4.20685257307333" calcext:value-type="float">
            <text:p>4.20685257307333</text:p>
          </table:table-cell>
          <table:table-cell/>
          <table:table-cell office:value-type="string" calcext:value-type="string">
            <text:p>5 – 6</text:p>
          </table:table-cell>
          <table:table-cell office:value-type="float" office:value="1.535264602575" calcext:value-type="float">
            <text:p>1.535264602575</text:p>
          </table:table-cell>
          <table:table-cell/>
          <table:table-cell office:value-type="string" calcext:value-type="string">
            <text:p>5 – 6</text:p>
          </table:table-cell>
          <table:table-cell office:value-type="float" office:value="1.37686255867333" calcext:value-type="float">
            <text:p>1.37686255867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– 7</text:p>
          </table:table-cell>
          <table:table-cell office:value-type="float" office:value="2.82010759054667" calcext:value-type="float">
            <text:p>2.82010759054667</text:p>
          </table:table-cell>
          <table:table-cell/>
          <table:table-cell office:value-type="string" calcext:value-type="string">
            <text:p>6 – 7</text:p>
          </table:table-cell>
          <table:table-cell office:value-type="float" office:value="2.5324091303" calcext:value-type="float">
            <text:p>2.5324091303</text:p>
          </table:table-cell>
          <table:table-cell/>
          <table:table-cell office:value-type="string" calcext:value-type="string">
            <text:p>6 – 6.89</text:p>
          </table:table-cell>
          <table:table-cell office:value-type="float" office:value="0.39977490068" calcext:value-type="float">
            <text:p>0.39977490068</text:p>
          </table:table-cell>
          <table:table-cell/>
          <table:table-cell office:value-type="string" calcext:value-type="string">
            <text:p>6 – 6.50</text:p>
          </table:table-cell>
          <table:table-cell office:value-type="float" office:value="0.283085708893667" calcext:value-type="float">
            <text:p>0.283085708893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– 8</text:p>
          </table:table-cell>
          <table:table-cell office:value-type="float" office:value="1.19044919917" calcext:value-type="float">
            <text:p>1.19044919917</text:p>
          </table:table-cell>
          <table:table-cell/>
          <table:table-cell office:value-type="string" calcext:value-type="string">
            <text:p>7 – 8</text:p>
          </table:table-cell>
          <table:table-cell office:value-type="float" office:value="1.09823613695" calcext:value-type="float">
            <text:p>1.09823613695</text:p>
          </table:table-cell>
          <table:table-cell/>
          <table:table-cell office:value-type="string" calcext:value-type="string">
            <text:p>6.89 – 7</text:p>
          </table:table-cell>
          <table:table-cell office:value-type="float" office:value="0.03286237944105" calcext:value-type="float">
            <text:p>0.03286237944105</text:p>
          </table:table-cell>
          <table:table-cell/>
          <table:table-cell office:value-type="string" calcext:value-type="string">
            <text:p>6.50 – 7</text:p>
          </table:table-cell>
          <table:table-cell office:value-type="float" office:value="0.215785994337667" calcext:value-type="float">
            <text:p>0.215785994337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– 9</text:p>
          </table:table-cell>
          <table:table-cell office:value-type="float" office:value="0.477950737980667" calcext:value-type="float">
            <text:p>0.477950737980667</text:p>
          </table:table-cell>
          <table:table-cell/>
          <table:table-cell office:value-type="string" calcext:value-type="string">
            <text:p>8 – 8.85</text:p>
          </table:table-cell>
          <table:table-cell office:value-type="float" office:value="0.387485532068667" calcext:value-type="float">
            <text:p>0.387485532068667</text:p>
          </table:table-cell>
          <table:table-cell/>
          <table:table-cell office:value-type="string" calcext:value-type="string">
            <text:p>7 – 8</text:p>
          </table:table-cell>
          <table:table-cell office:value-type="float" office:value="0.2108900223095" calcext:value-type="float">
            <text:p>0.2108900223095</text:p>
          </table:table-cell>
          <table:table-cell/>
          <table:table-cell office:value-type="string" calcext:value-type="string">
            <text:p>7 – 8</text:p>
          </table:table-cell>
          <table:table-cell office:value-type="float" office:value="0.280878875655333" calcext:value-type="float">
            <text:p>0.280878875655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– 9.29</text:p>
          </table:table-cell>
          <table:table-cell office:value-type="float" office:value="0.0836449521209" calcext:value-type="float">
            <text:p>0.0836449521209</text:p>
          </table:table-cell>
          <table:table-cell/>
          <table:table-cell office:value-type="string" calcext:value-type="string">
            <text:p>8.85 – 9</text:p>
          </table:table-cell>
          <table:table-cell office:value-type="float" office:value="0.0395543395680667" calcext:value-type="float">
            <text:p>0.039554339568067</text:p>
          </table:table-cell>
          <table:table-cell/>
          <table:table-cell office:value-type="string" calcext:value-type="string">
            <text:p>8 – 9</text:p>
          </table:table-cell>
          <table:table-cell office:value-type="float" office:value="0.1533839678685" calcext:value-type="float">
            <text:p>0.1533839678685</text:p>
          </table:table-cell>
          <table:table-cell/>
          <table:table-cell office:value-type="string" calcext:value-type="string">
            <text:p>8 – 9</text:p>
          </table:table-cell>
          <table:table-cell office:value-type="float" office:value="0.187650720316667" calcext:value-type="float">
            <text:p>0.1876507203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 9.29</text:p>
          </table:table-cell>
          <table:table-cell office:value-type="float" office:value="1.01504170463733" calcext:value-type="float">
            <text:p>1.01504170463733</text:p>
          </table:table-cell>
          <table:table-cell/>
          <table:table-cell office:value-type="string" calcext:value-type="string">
            <text:p>&gt; 9</text:p>
          </table:table-cell>
          <table:table-cell office:value-type="float" office:value="0.985452591572333" calcext:value-type="float">
            <text:p>0.985452591572333</text:p>
          </table:table-cell>
          <table:table-cell/>
          <table:table-cell office:value-type="string" calcext:value-type="string">
            <text:p>&gt; 9</text:p>
          </table:table-cell>
          <table:table-cell office:value-type="float" office:value="0.35865498455475" calcext:value-type="float">
            <text:p>0.35865498455475</text:p>
          </table:table-cell>
          <table:table-cell/>
          <table:table-cell office:value-type="string" calcext:value-type="string">
            <text:p>&gt; 9</text:p>
          </table:table-cell>
          <table:table-cell office:value-type="float" office:value="0.372214373939" calcext:value-type="float">
            <text:p>0.372214373939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1 + 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se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 – 1</text:p>
          </table:table-cell>
          <table:table-cell office:value-type="float" office:value="19.8664738556233" calcext:value-type="float">
            <text:p>19.8664738556233</text:p>
          </table:table-cell>
          <table:table-cell/>
          <table:table-cell office:value-type="string" calcext:value-type="string">
            <text:p>0 – 0.93</text:p>
          </table:table-cell>
          <table:table-cell office:value-type="float" office:value="24.5321225771833" calcext:value-type="float">
            <text:p>24.53212257718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 – 1.0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93 – 1</text:p>
          </table:table-cell>
          <table:table-cell office:value-type="float" office:value="8.26911172184667" calcext:value-type="float">
            <text:p>8.26911172184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05 – 1.28</text:p>
          </table:table-cell>
          <table:table-cell office:value-type="float" office:value="22.7814374227833" calcext:value-type="float">
            <text:p>22.7814374227833</text:p>
          </table:table-cell>
          <table:table-cell/>
          <table:table-cell office:value-type="string" calcext:value-type="string">
            <text:p>1 – 1.16</text:p>
          </table:table-cell>
          <table:table-cell office:value-type="float" office:value="16.3237029854333" calcext:value-type="float">
            <text:p>16.3237029854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28 – 1.86</text:p>
          </table:table-cell>
          <table:table-cell office:value-type="float" office:value="28.1763121204167" calcext:value-type="float">
            <text:p>28.1763121204167</text:p>
          </table:table-cell>
          <table:table-cell/>
          <table:table-cell office:value-type="string" calcext:value-type="string">
            <text:p>1.16 – 1.75</text:p>
          </table:table-cell>
          <table:table-cell office:value-type="float" office:value="26.55360851825" calcext:value-type="float">
            <text:p>26.553608518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86 – 2</text:p>
          </table:table-cell>
          <table:table-cell office:value-type="float" office:value="2.52955526145833" calcext:value-type="float">
            <text:p>2.52955526145833</text:p>
          </table:table-cell>
          <table:table-cell/>
          <table:table-cell office:value-type="string" calcext:value-type="string">
            <text:p>1.75 – 2</text:p>
          </table:table-cell>
          <table:table-cell office:value-type="float" office:value="3.73411354818833" calcext:value-type="float">
            <text:p>3.734113548188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 – 3</text:p>
          </table:table-cell>
          <table:table-cell office:value-type="float" office:value="7.13641553004833" calcext:value-type="float">
            <text:p>7.13641553004833</text:p>
          </table:table-cell>
          <table:table-cell/>
          <table:table-cell office:value-type="string" calcext:value-type="string">
            <text:p>2 – 3</text:p>
          </table:table-cell>
          <table:table-cell office:value-type="float" office:value="5.82786361028667" calcext:value-type="float">
            <text:p>5.82786361028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 – 4</text:p>
          </table:table-cell>
          <table:table-cell office:value-type="float" office:value="3.43932061495667" calcext:value-type="float">
            <text:p>3.43932061495667</text:p>
          </table:table-cell>
          <table:table-cell/>
          <table:table-cell office:value-type="string" calcext:value-type="string">
            <text:p>3 – 4</text:p>
          </table:table-cell>
          <table:table-cell office:value-type="float" office:value="4.09435481411" calcext:value-type="float">
            <text:p>4.094354814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 – 5</text:p>
          </table:table-cell>
          <table:table-cell office:value-type="float" office:value="4.935838255015" calcext:value-type="float">
            <text:p>4.935838255015</text:p>
          </table:table-cell>
          <table:table-cell/>
          <table:table-cell office:value-type="string" calcext:value-type="string">
            <text:p>4 – 5</text:p>
          </table:table-cell>
          <table:table-cell office:value-type="float" office:value="4.705817912065" calcext:value-type="float">
            <text:p>4.7058179120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 – 6</text:p>
          </table:table-cell>
          <table:table-cell office:value-type="float" office:value="3.09494556118333" calcext:value-type="float">
            <text:p>3.09494556118333</text:p>
          </table:table-cell>
          <table:table-cell/>
          <table:table-cell office:value-type="string" calcext:value-type="string">
            <text:p>5 – 6</text:p>
          </table:table-cell>
          <table:table-cell office:value-type="float" office:value="2.78429966589833" calcext:value-type="float">
            <text:p>2.784299665898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 – 7</text:p>
          </table:table-cell>
          <table:table-cell office:value-type="float" office:value="1.69847864868733" calcext:value-type="float">
            <text:p>1.69847864868733</text:p>
          </table:table-cell>
          <table:table-cell/>
          <table:table-cell office:value-type="string" calcext:value-type="string">
            <text:p>6 – 7</text:p>
          </table:table-cell>
          <table:table-cell office:value-type="float" office:value="1.511055893636" calcext:value-type="float">
            <text:p>1.5110558936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7 – 8</text:p>
          </table:table-cell>
          <table:table-cell office:value-type="float" office:value="0.735817947791333" calcext:value-type="float">
            <text:p>0.735817947791333</text:p>
          </table:table-cell>
          <table:table-cell/>
          <table:table-cell office:value-type="string" calcext:value-type="string">
            <text:p>7 – 7.67</text:p>
          </table:table-cell>
          <table:table-cell office:value-type="float" office:value="0.688056964141" calcext:value-type="float">
            <text:p>0.6880569641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 – 8.09</text:p>
          </table:table-cell>
          <table:table-cell office:value-type="float" office:value="0.043705484964" calcext:value-type="float">
            <text:p>0.043705484964</text:p>
          </table:table-cell>
          <table:table-cell/>
          <table:table-cell office:value-type="string" calcext:value-type="string">
            <text:p>7.67 – 8</text:p>
          </table:table-cell>
          <table:table-cell office:value-type="float" office:value="0.273393013487333" calcext:value-type="float">
            <text:p>0.273393013487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.09 – 9</text:p>
          </table:table-cell>
          <table:table-cell office:value-type="float" office:value="0.297525862605333" calcext:value-type="float">
            <text:p>0.297525862605333</text:p>
          </table:table-cell>
          <table:table-cell/>
          <table:table-cell office:value-type="string" calcext:value-type="string">
            <text:p>8 – 9</text:p>
          </table:table-cell>
          <table:table-cell office:value-type="float" office:value="0.03165023944285" calcext:value-type="float">
            <text:p>0.031650239442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gt; 9</text:p>
          </table:table-cell>
          <table:table-cell office:value-type="float" office:value="0.788446651414333" calcext:value-type="float">
            <text:p>0.788446651414333</text:p>
          </table:table-cell>
          <table:table-cell/>
          <table:table-cell office:value-type="string" calcext:value-type="string">
            <text:p>&gt; 9</text:p>
          </table:table-cell>
          <table:table-cell office:value-type="float" office:value="0.670848536038" calcext:value-type="float">
            <text:p>0.670848536038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Foglio1.A50:Foglio1.A7850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.00.0000</text:date>, <text:time style:data-style-name="N2" text:time-value="13:05:47.381365251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09:42:25.511565427</meta:creation-date>
    <dc:date>2017-12-08T13:55:05.650986218</dc:date>
    <meta:editing-duration>PT1H12M7S</meta:editing-duration>
    <meta:editing-cycles>19</meta:editing-cycles>
    <meta:generator>LibreOffice/5.3.1.2$Linux_X86_64 LibreOffice_project/30m0$Build-2</meta:generator>
    <meta:document-statistic meta:table-count="1" meta:cell-count="42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28cm" svg:height="11.051cm" xlink:href=".." xlink:type="simple" chart:class="chart:bar" chart:style-name="ch1">
        <chart:title svg:x="6.118cm" svg:y="0.356cm" chart:style-name="ch2">
          <text:p>Get Response Time Distribution In MW</text:p>
        </chart:title>
        <chart:subtitle svg:x="7.308cm" svg:y="1.331cm" chart:style-name="ch3">
          <text:p>Non-Sharded, Key Size KS = 6</text:p>
        </chart:subtitle>
        <chart:plot-area chart:style-name="ch4" table:cell-range-address="Foglio1.A53:Foglio1.B66" chart:data-source-has-labels="column" svg:x="1.361cm" svg:y="2.207cm" svg:width="18.365cm" svg:height="7.694cm">
          <chartooo:coordinate-region svg:x="1.982cm" svg:y="2.207cm" svg:width="17.744cm" svg:height="5.812cm"/>
          <chart:axis chart:dimension="x" chart:name="primary-x" chart:style-name="ch5" chartooo:axis-type="auto">
            <chartooo:date-scale/>
            <chart:title svg:x="8.409cm" svg:y="10.122cm" chart:style-name="ch6">
              <text:p>Response Time Buckets [ms]</text:p>
            </chart:title>
            <chart:categories table:cell-range-address="Foglio1.A53:Foglio1.A66"/>
          </chart:axis>
          <chart:axis chart:dimension="y" chart:name="primary-y" chart:style-name="ch7">
            <chart:title svg:x="0.451cm" svg:y="6.945cm" chart:style-name="ch8">
              <text:p>Percentage</text:p>
            </chart:title>
            <chart:grid chart:style-name="ch9" chart:class="major"/>
          </chart:axis>
          <chart:series chart:style-name="ch10" chart:values-cell-range-address="Foglio1.B53:Foglio1.B66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0 – 1</text:p>
                <draw:g>
                  <svg:desc>Foglio1.A53:Foglio1.A66</svg:desc>
                </draw:g>
              </table:table-cell>
              <table:table-cell office:value-type="float" office:value="19.8664738556233">
                <text:p>19.8664738556233</text:p>
                <draw:g>
                  <svg:desc>Foglio1.B53:Foglio1.B66</svg:desc>
                </draw:g>
              </table:table-cell>
            </table:table-row>
            <table:table-row>
              <table:table-cell office:value-type="string">
                <text:p>1 – 1.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05 – 1.28</text:p>
              </table:table-cell>
              <table:table-cell office:value-type="float" office:value="22.7814374227833">
                <text:p>22.7814374227833</text:p>
              </table:table-cell>
            </table:table-row>
            <table:table-row>
              <table:table-cell office:value-type="string">
                <text:p>1.28 – 1.86</text:p>
              </table:table-cell>
              <table:table-cell office:value-type="float" office:value="28.1763121204167">
                <text:p>28.1763121204167</text:p>
              </table:table-cell>
            </table:table-row>
            <table:table-row>
              <table:table-cell office:value-type="string">
                <text:p>1.86 – 2</text:p>
              </table:table-cell>
              <table:table-cell office:value-type="float" office:value="2.52955526145833">
                <text:p>2.52955526145833</text:p>
              </table:table-cell>
            </table:table-row>
            <table:table-row>
              <table:table-cell office:value-type="string">
                <text:p>2 – 3</text:p>
              </table:table-cell>
              <table:table-cell office:value-type="float" office:value="7.13641553004833">
                <text:p>7.13641553004833</text:p>
              </table:table-cell>
            </table:table-row>
            <table:table-row>
              <table:table-cell office:value-type="string">
                <text:p>3 – 4</text:p>
              </table:table-cell>
              <table:table-cell office:value-type="float" office:value="3.43932061495667">
                <text:p>3.43932061495667</text:p>
              </table:table-cell>
            </table:table-row>
            <table:table-row>
              <table:table-cell office:value-type="string">
                <text:p>4 – 5</text:p>
              </table:table-cell>
              <table:table-cell office:value-type="float" office:value="4.935838255015">
                <text:p>4.935838255015</text:p>
              </table:table-cell>
            </table:table-row>
            <table:table-row>
              <table:table-cell office:value-type="string">
                <text:p>5 – 6</text:p>
              </table:table-cell>
              <table:table-cell office:value-type="float" office:value="3.09494556118333">
                <text:p>3.09494556118333</text:p>
              </table:table-cell>
            </table:table-row>
            <table:table-row>
              <table:table-cell office:value-type="string">
                <text:p>6 – 7</text:p>
              </table:table-cell>
              <table:table-cell office:value-type="float" office:value="1.69847864868733">
                <text:p>1.69847864868733</text:p>
              </table:table-cell>
            </table:table-row>
            <table:table-row>
              <table:table-cell office:value-type="string">
                <text:p>7 – 8</text:p>
              </table:table-cell>
              <table:table-cell office:value-type="float" office:value="0.735817947791333">
                <text:p>0.735817947791333</text:p>
              </table:table-cell>
            </table:table-row>
            <table:table-row>
              <table:table-cell office:value-type="string">
                <text:p>8 – 8.09</text:p>
              </table:table-cell>
              <table:table-cell office:value-type="float" office:value="0.043705484964">
                <text:p>0.043705484964</text:p>
              </table:table-cell>
            </table:table-row>
            <table:table-row>
              <table:table-cell office:value-type="string">
                <text:p>8.09 – 9</text:p>
              </table:table-cell>
              <table:table-cell office:value-type="float" office:value="0.297525862605333">
                <text:p>0.297525862605333</text:p>
              </table:table-cell>
            </table:table-row>
            <table:table-row>
              <table:table-cell office:value-type="string">
                <text:p>&gt; 9</text:p>
              </table:table-cell>
              <table:table-cell office:value-type="float" office:value="0.788446651414333">
                <text:p>0.788446651414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56cm" svg:height="11.051cm" xlink:href=".." xlink:type="simple" chart:class="chart:bar" chart:style-name="ch1">
        <chart:title svg:x="6.873cm" svg:y="0.356cm" chart:style-name="ch2">
          <text:p>Set Response Time Distribution</text:p>
        </chart:title>
        <chart:subtitle svg:x="7.322cm" svg:y="1.331cm" chart:style-name="ch3">
          <text:p>Non-Sharded, Key Size KS = 6</text:p>
        </chart:subtitle>
        <chart:plot-area chart:style-name="ch4" table:cell-range-address="Foglio1.D53:Foglio1.E66" chart:data-source-has-labels="column" svg:x="1.362cm" svg:y="2.207cm" svg:width="18.391cm" svg:height="7.694cm">
          <chartooo:coordinate-region svg:x="1.983cm" svg:y="2.207cm" svg:width="17.77cm" svg:height="5.812cm"/>
          <chart:axis chart:dimension="x" chart:name="primary-x" chart:style-name="ch5" chartooo:axis-type="auto">
            <chartooo:date-scale/>
            <chart:title svg:x="8.423cm" svg:y="10.122cm" chart:style-name="ch6">
              <text:p>Response Time Buckets [ms]</text:p>
            </chart:title>
            <chart:categories table:cell-range-address="Foglio1.D53:Foglio1.D66"/>
          </chart:axis>
          <chart:axis chart:dimension="y" chart:name="primary-y" chart:style-name="ch7">
            <chart:title svg:x="0.451cm" svg:y="6.945cm" chart:style-name="ch8">
              <text:p>Percentage</text:p>
            </chart:title>
            <chart:grid chart:style-name="ch9" chart:class="major"/>
          </chart:axis>
          <chart:series chart:style-name="ch10" chart:values-cell-range-address="Foglio1.E53:Foglio1.E66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0 – 0.93</text:p>
                <draw:g>
                  <svg:desc>Foglio1.D53:Foglio1.D66</svg:desc>
                </draw:g>
              </table:table-cell>
              <table:table-cell office:value-type="float" office:value="24.5321225771833">
                <text:p>24.5321225771833</text:p>
                <draw:g>
                  <svg:desc>Foglio1.E53:Foglio1.E66</svg:desc>
                </draw:g>
              </table:table-cell>
            </table:table-row>
            <table:table-row>
              <table:table-cell office:value-type="string">
                <text:p>0.93 – 1</text:p>
              </table:table-cell>
              <table:table-cell office:value-type="float" office:value="8.26911172184667">
                <text:p>8.26911172184667</text:p>
              </table:table-cell>
            </table:table-row>
            <table:table-row>
              <table:table-cell office:value-type="string">
                <text:p>1 – 1.16</text:p>
              </table:table-cell>
              <table:table-cell office:value-type="float" office:value="16.3237029854333">
                <text:p>16.3237029854333</text:p>
              </table:table-cell>
            </table:table-row>
            <table:table-row>
              <table:table-cell office:value-type="string">
                <text:p>1.16 – 1.75</text:p>
              </table:table-cell>
              <table:table-cell office:value-type="float" office:value="26.55360851825">
                <text:p>26.55360851825</text:p>
              </table:table-cell>
            </table:table-row>
            <table:table-row>
              <table:table-cell office:value-type="string">
                <text:p>1.75 – 2</text:p>
              </table:table-cell>
              <table:table-cell office:value-type="float" office:value="3.73411354818833">
                <text:p>3.73411354818833</text:p>
              </table:table-cell>
            </table:table-row>
            <table:table-row>
              <table:table-cell office:value-type="string">
                <text:p>2 – 3</text:p>
              </table:table-cell>
              <table:table-cell office:value-type="float" office:value="5.82786361028667">
                <text:p>5.82786361028667</text:p>
              </table:table-cell>
            </table:table-row>
            <table:table-row>
              <table:table-cell office:value-type="string">
                <text:p>3 – 4</text:p>
              </table:table-cell>
              <table:table-cell office:value-type="float" office:value="4.09435481411">
                <text:p>4.09435481411</text:p>
              </table:table-cell>
            </table:table-row>
            <table:table-row>
              <table:table-cell office:value-type="string">
                <text:p>4 – 5</text:p>
              </table:table-cell>
              <table:table-cell office:value-type="float" office:value="4.705817912065">
                <text:p>4.705817912065</text:p>
              </table:table-cell>
            </table:table-row>
            <table:table-row>
              <table:table-cell office:value-type="string">
                <text:p>5 – 6</text:p>
              </table:table-cell>
              <table:table-cell office:value-type="float" office:value="2.78429966589833">
                <text:p>2.78429966589833</text:p>
              </table:table-cell>
            </table:table-row>
            <table:table-row>
              <table:table-cell office:value-type="string">
                <text:p>6 – 7</text:p>
              </table:table-cell>
              <table:table-cell office:value-type="float" office:value="1.511055893636">
                <text:p>1.511055893636</text:p>
              </table:table-cell>
            </table:table-row>
            <table:table-row>
              <table:table-cell office:value-type="string">
                <text:p>7 – 7.67</text:p>
              </table:table-cell>
              <table:table-cell office:value-type="float" office:value="0.688056964141">
                <text:p>0.688056964141</text:p>
              </table:table-cell>
            </table:table-row>
            <table:table-row>
              <table:table-cell office:value-type="string">
                <text:p>7.67 – 8</text:p>
              </table:table-cell>
              <table:table-cell office:value-type="float" office:value="0.273393013487333">
                <text:p>0.273393013487333</text:p>
              </table:table-cell>
            </table:table-row>
            <table:table-row>
              <table:table-cell office:value-type="string">
                <text:p>8 – 9</text:p>
              </table:table-cell>
              <table:table-cell office:value-type="float" office:value="0.03165023944285">
                <text:p>0.03165023944285</text:p>
              </table:table-cell>
            </table:table-row>
            <table:table-row>
              <table:table-cell office:value-type="string">
                <text:p>&gt; 9</text:p>
              </table:table-cell>
              <table:table-cell office:value-type="float" office:value="0.670848536038">
                <text:p>0.6708485360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